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7" table:number-rows-spanned="1">
            <text:p>Linear Congruence Generator (LCG) – Integer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float" office:value="84589" calcext:value-type="float">
            <text:p>84589</text:p>
          </table:table-cell>
          <table:table-cell/>
          <table:table-cell table:style-name="ce3" office:value-type="string" calcext:value-type="string" table:number-columns-spanned="1" table:number-rows-spanned="2">
            <text:p>Range</text:p>
          </table:table-cell>
          <table:table-cell table:style-name="ce3" office:value-type="string" calcext:value-type="string">
            <text:p>Min</text:p>
          </table:table-cell>
          <table:table-cell office:value-type="float" office:value="123000" calcext:value-type="float">
            <text:p>1230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float" office:value="45989" calcext:value-type="float">
            <text:p>45989</text:p>
          </table:table-cell>
          <table:table-cell/>
          <table:covered-table-cell table:style-name="ce3"/>
          <table:table-cell table:style-name="ce3" office:value-type="string" calcext:value-type="string">
            <text:p>Max</text:p>
          </table:table-cell>
          <table:table-cell office:value-type="float" office:value="456000" calcext:value-type="float">
            <text:p>4560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</text:p>
          </table:table-cell>
          <table:table-cell office:value-type="float" office:value="217728" calcext:value-type="float">
            <text:p>21772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Real value</text:p>
          </table:table-cell>
          <table:table-cell table:style-name="ce3" office:value-type="string" calcext:value-type="string">
            <text:p>Int. val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ed</text:p>
          </table:table-cell>
          <table:table-cell office:value-type="float" office:value="12345" calcext:value-type="float">
            <text:p>12345</text:p>
          </table:table-cell>
          <table:table-cell table:style-name="ce4" table:formula="of:=[.B8] / [.$B$5]" office:value-type="float" office:value="0.056699184303351" calcext:value-type="float">
            <text:p>0.056699</text:p>
          </table:table-cell>
          <table:table-cell table:style-name="ce5" table:formula="of:=FLOOR([.$F$3] + (([.$F$4] - [.$F$3]) * [.C8]))" office:value-type="float" office:value="141880" calcext:value-type="float">
            <text:p>1418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8]) + [.$B$4]; [.$B$5])" office:value-type="float" office:value="73706" calcext:value-type="float">
            <text:p>73706</text:p>
          </table:table-cell>
          <table:table-cell table:style-name="ce4" table:formula="of:=[.B9] / [.$B$5]" office:value-type="float" office:value="0.338523295120517" calcext:value-type="float">
            <text:p>0.338523</text:p>
          </table:table-cell>
          <table:table-cell table:style-name="ce5" table:formula="of:=FLOOR([.$F$3] + (([.$F$4] - [.$F$3]) * [.C9]))" office:value-type="float" office:value="235728" calcext:value-type="float">
            <text:p>2357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9]) + [.$B$4]; [.$B$5])" office:value-type="float" office:value="121543" calcext:value-type="float">
            <text:p>121543</text:p>
          </table:table-cell>
          <table:table-cell table:style-name="ce4" table:formula="of:=[.B10] / [.$B$5]" office:value-type="float" office:value="0.55823320840682" calcext:value-type="float">
            <text:p>0.558233</text:p>
          </table:table-cell>
          <table:table-cell table:style-name="ce5" table:formula="of:=FLOOR([.$F$3] + (([.$F$4] - [.$F$3]) * [.C10]))" office:value-type="float" office:value="308891" calcext:value-type="float">
            <text:p>30889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0]) + [.$B$4]; [.$B$5])" office:value-type="float" office:value="130656" calcext:value-type="float">
            <text:p>130656</text:p>
          </table:table-cell>
          <table:table-cell table:style-name="ce4" table:formula="of:=[.B11] / [.$B$5]" office:value-type="float" office:value="0.600088183421517" calcext:value-type="float">
            <text:p>0.600088</text:p>
          </table:table-cell>
          <table:table-cell table:style-name="ce5" table:formula="of:=FLOOR([.$F$3] + (([.$F$4] - [.$F$3]) * [.C11]))" office:value-type="float" office:value="322829" calcext:value-type="float">
            <text:p>3228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1]) + [.$B$4]; [.$B$5])" office:value-type="float" office:value="15365" calcext:value-type="float">
            <text:p>15365</text:p>
          </table:table-cell>
          <table:table-cell table:style-name="ce4" table:formula="of:=[.B12] / [.$B$5]" office:value-type="float" office:value="0.0705697016460905" calcext:value-type="float">
            <text:p>0.070570</text:p>
          </table:table-cell>
          <table:table-cell table:style-name="ce5" table:formula="of:=FLOOR([.$F$3] + (([.$F$4] - [.$F$3]) * [.C12]))" office:value-type="float" office:value="146499" calcext:value-type="float">
            <text:p>14649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2]) + [.$B$4]; [.$B$5])" office:value-type="float" office:value="137542" calcext:value-type="float">
            <text:p>137542</text:p>
          </table:table-cell>
          <table:table-cell table:style-name="ce4" table:formula="of:=[.B13] / [.$B$5]" office:value-type="float" office:value="0.631714800117578" calcext:value-type="float">
            <text:p>0.631715</text:p>
          </table:table-cell>
          <table:table-cell table:style-name="ce5" table:formula="of:=FLOOR([.$F$3] + (([.$F$4] - [.$F$3]) * [.C13]))" office:value-type="float" office:value="333361" calcext:value-type="float">
            <text:p>3333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3]) + [.$B$4]; [.$B$5])" office:value-type="float" office:value="72819" calcext:value-type="float">
            <text:p>72819</text:p>
          </table:table-cell>
          <table:table-cell table:style-name="ce4" table:formula="of:=[.B14] / [.$B$5]" office:value-type="float" office:value="0.334449404761905" calcext:value-type="float">
            <text:p>0.334449</text:p>
          </table:table-cell>
          <table:table-cell table:style-name="ce5" table:formula="of:=FLOOR([.$F$3] + (([.$F$4] - [.$F$3]) * [.C14]))" office:value-type="float" office:value="234371" calcext:value-type="float">
            <text:p>2343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4]) + [.$B$4]; [.$B$5])" office:value-type="float" office:value="207260" calcext:value-type="float">
            <text:p>207260</text:p>
          </table:table-cell>
          <table:table-cell table:style-name="ce4" table:formula="of:=[.B15] / [.$B$5]" office:value-type="float" office:value="0.951921663727219" calcext:value-type="float">
            <text:p>0.951922</text:p>
          </table:table-cell>
          <table:table-cell table:style-name="ce5" table:formula="of:=FLOOR([.$F$3] + (([.$F$4] - [.$F$3]) * [.C15]))" office:value-type="float" office:value="439989" calcext:value-type="float">
            <text:p>4399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5]) + [.$B$4]; [.$B$5])" office:value-type="float" office:value="68113" calcext:value-type="float">
            <text:p>68113</text:p>
          </table:table-cell>
          <table:table-cell table:style-name="ce4" table:formula="of:=[.B16] / [.$B$5]" office:value-type="float" office:value="0.312835280717225" calcext:value-type="float">
            <text:p>0.312835</text:p>
          </table:table-cell>
          <table:table-cell table:style-name="ce5" table:formula="of:=FLOOR([.$F$3] + (([.$F$4] - [.$F$3]) * [.C16]))" office:value-type="float" office:value="227174" calcext:value-type="float">
            <text:p>2271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6]) + [.$B$4]; [.$B$5])" office:value-type="float" office:value="138210" calcext:value-type="float">
            <text:p>138210</text:p>
          </table:table-cell>
          <table:table-cell table:style-name="ce4" table:formula="of:=[.B17] / [.$B$5]" office:value-type="float" office:value="0.634782848324515" calcext:value-type="float">
            <text:p>0.634783</text:p>
          </table:table-cell>
          <table:table-cell table:style-name="ce5" table:formula="of:=FLOOR([.$F$3] + (([.$F$4] - [.$F$3]) * [.C17]))" office:value-type="float" office:value="334382" calcext:value-type="float">
            <text:p>3343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7]) + [.$B$4]; [.$B$5])" office:value-type="float" office:value="186719" calcext:value-type="float">
            <text:p>186719</text:p>
          </table:table-cell>
          <table:table-cell table:style-name="ce4" table:formula="of:=[.B18] / [.$B$5]" office:value-type="float" office:value="0.857579181363903" calcext:value-type="float">
            <text:p>0.857579</text:p>
          </table:table-cell>
          <table:table-cell table:style-name="ce5" table:formula="of:=FLOOR([.$F$3] + (([.$F$4] - [.$F$3]) * [.C18]))" office:value-type="float" office:value="408573" calcext:value-type="float">
            <text:p>4085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8]) + [.$B$4]; [.$B$5])" office:value-type="float" office:value="212632" calcext:value-type="float">
            <text:p>212632</text:p>
          </table:table-cell>
          <table:table-cell table:style-name="ce4" table:formula="of:=[.B19] / [.$B$5]" office:value-type="float" office:value="0.976594650205761" calcext:value-type="float">
            <text:p>0.976595</text:p>
          </table:table-cell>
          <table:table-cell table:style-name="ce5" table:formula="of:=FLOOR([.$F$3] + (([.$F$4] - [.$F$3]) * [.C19]))" office:value-type="float" office:value="448206" calcext:value-type="float">
            <text:p>4482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19]) + [.$B$4]; [.$B$5])" office:value-type="float" office:value="81885" calcext:value-type="float">
            <text:p>81885</text:p>
          </table:table-cell>
          <table:table-cell table:style-name="ce4" table:formula="of:=[.B20] / [.$B$5]" office:value-type="float" office:value="0.376088514109347" calcext:value-type="float">
            <text:p>0.376089</text:p>
          </table:table-cell>
          <table:table-cell table:style-name="ce5" table:formula="of:=FLOOR([.$F$3] + (([.$F$4] - [.$F$3]) * [.C20]))" office:value-type="float" office:value="248237" calcext:value-type="float">
            <text:p>2482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0]) + [.$B$4]; [.$B$5])" office:value-type="float" office:value="35390" calcext:value-type="float">
            <text:p>35390</text:p>
          </table:table-cell>
          <table:table-cell table:style-name="ce4" table:formula="of:=[.B21] / [.$B$5]" office:value-type="float" office:value="0.162542254556143" calcext:value-type="float">
            <text:p>0.162542</text:p>
          </table:table-cell>
          <table:table-cell table:style-name="ce5" table:formula="of:=FLOOR([.$F$3] + (([.$F$4] - [.$F$3]) * [.C21]))" office:value-type="float" office:value="177126" calcext:value-type="float">
            <text:p>1771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1]) + [.$B$4]; [.$B$5])" office:value-type="float" office:value="108427" calcext:value-type="float">
            <text:p>108427</text:p>
          </table:table-cell>
          <table:table-cell table:style-name="ce4" table:formula="of:=[.B22] / [.$B$5]" office:value-type="float" office:value="0.497992908583186" calcext:value-type="float">
            <text:p>0.497993</text:p>
          </table:table-cell>
          <table:table-cell table:style-name="ce5" table:formula="of:=FLOOR([.$F$3] + (([.$F$4] - [.$F$3]) * [.C22]))" office:value-type="float" office:value="288831" calcext:value-type="float">
            <text:p>2888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2]) + [.$B$4]; [.$B$5])" office:value-type="float" office:value="203220" calcext:value-type="float">
            <text:p>203220</text:p>
          </table:table-cell>
          <table:table-cell table:style-name="ce4" table:formula="of:=[.B23] / [.$B$5]" office:value-type="float" office:value="0.933366402116402" calcext:value-type="float">
            <text:p>0.933366</text:p>
          </table:table-cell>
          <table:table-cell table:style-name="ce5" table:formula="of:=FLOOR([.$F$3] + (([.$F$4] - [.$F$3]) * [.C23]))" office:value-type="float" office:value="433811" calcext:value-type="float">
            <text:p>4338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3]) + [.$B$4]; [.$B$5])" office:value-type="float" office:value="161513" calcext:value-type="float">
            <text:p>161513</text:p>
          </table:table-cell>
          <table:table-cell table:style-name="ce4" table:formula="of:=[.B24] / [.$B$5]" office:value-type="float" office:value="0.741810883303939" calcext:value-type="float">
            <text:p>0.741811</text:p>
          </table:table-cell>
          <table:table-cell table:style-name="ce5" table:formula="of:=FLOOR([.$F$3] + (([.$F$4] - [.$F$3]) * [.C24]))" office:value-type="float" office:value="370023" calcext:value-type="float">
            <text:p>3700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4]) + [.$B$4]; [.$B$5])" office:value-type="float" office:value="54874" calcext:value-type="float">
            <text:p>54874</text:p>
          </table:table-cell>
          <table:table-cell table:style-name="ce4" table:formula="of:=[.B25] / [.$B$5]" office:value-type="float" office:value="0.2520300558495" calcext:value-type="float">
            <text:p>0.252030</text:p>
          </table:table-cell>
          <table:table-cell table:style-name="ce5" table:formula="of:=FLOOR([.$F$3] + (([.$F$4] - [.$F$3]) * [.C25]))" office:value-type="float" office:value="206926" calcext:value-type="float">
            <text:p>2069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5]) + [.$B$4]; [.$B$5])" office:value-type="float" office:value="39543" calcext:value-type="float">
            <text:p>39543</text:p>
          </table:table-cell>
          <table:table-cell table:style-name="ce4" table:formula="of:=[.B26] / [.$B$5]" office:value-type="float" office:value="0.181616512345679" calcext:value-type="float">
            <text:p>0.181617</text:p>
          </table:table-cell>
          <table:table-cell table:style-name="ce5" table:formula="of:=FLOOR([.$F$3] + (([.$F$4] - [.$F$3]) * [.C26]))" office:value-type="float" office:value="183478" calcext:value-type="float">
            <text:p>1834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6]) + [.$B$4]; [.$B$5])" office:value-type="float" office:value="211280" calcext:value-type="float">
            <text:p>211280</text:p>
          </table:table-cell>
          <table:table-cell table:style-name="ce4" table:formula="of:=[.B27] / [.$B$5]" office:value-type="float" office:value="0.97038506760729" calcext:value-type="float">
            <text:p>0.970385</text:p>
          </table:table-cell>
          <table:table-cell table:style-name="ce5" table:formula="of:=FLOOR([.$F$3] + (([.$F$4] - [.$F$3]) * [.C27]))" office:value-type="float" office:value="446138" calcext:value-type="float">
            <text:p>4461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7]) + [.$B$4]; [.$B$5])" office:value-type="float" office:value="24757" calcext:value-type="float">
            <text:p>24757</text:p>
          </table:table-cell>
          <table:table-cell table:style-name="ce4" table:formula="of:=[.B28] / [.$B$5]" office:value-type="float" office:value="0.113706092004703" calcext:value-type="float">
            <text:p>0.113706</text:p>
          </table:table-cell>
          <table:table-cell table:style-name="ce5" table:formula="of:=FLOOR([.$F$3] + (([.$F$4] - [.$F$3]) * [.C28]))" office:value-type="float" office:value="160864" calcext:value-type="float">
            <text:p>16086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8]) + [.$B$4]; [.$B$5])" office:value-type="float" office:value="107958" calcext:value-type="float">
            <text:p>107958</text:p>
          </table:table-cell>
          <table:table-cell table:style-name="ce4" table:formula="of:=[.B29] / [.$B$5]" office:value-type="float" office:value="0.495838844797178" calcext:value-type="float">
            <text:p>0.495839</text:p>
          </table:table-cell>
          <table:table-cell table:style-name="ce5" table:formula="of:=FLOOR([.$F$3] + (([.$F$4] - [.$F$3]) * [.C29]))" office:value-type="float" office:value="288114" calcext:value-type="float">
            <text:p>2881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29]) + [.$B$4]; [.$B$5])" office:value-type="float" office:value="157475" calcext:value-type="float">
            <text:p>157475</text:p>
          </table:table-cell>
          <table:table-cell table:style-name="ce4" table:formula="of:=[.B30] / [.$B$5]" office:value-type="float" office:value="0.723264807466196" calcext:value-type="float">
            <text:p>0.723265</text:p>
          </table:table-cell>
          <table:table-cell table:style-name="ce5" table:formula="of:=FLOOR([.$F$3] + (([.$F$4] - [.$F$3]) * [.C30]))" office:value-type="float" office:value="363847" calcext:value-type="float">
            <text:p>3638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0]) + [.$B$4]; [.$B$5])" office:value-type="float" office:value="99724" calcext:value-type="float">
            <text:p>99724</text:p>
          </table:table-cell>
          <table:table-cell table:style-name="ce4" table:formula="of:=[.B31] / [.$B$5]" office:value-type="float" office:value="0.458021017048795" calcext:value-type="float">
            <text:p>0.458021</text:p>
          </table:table-cell>
          <table:table-cell table:style-name="ce5" table:formula="of:=FLOOR([.$F$3] + (([.$F$4] - [.$F$3]) * [.C31]))" office:value-type="float" office:value="275520" calcext:value-type="float">
            <text:p>2755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1]) + [.$B$4]; [.$B$5])" office:value-type="float" office:value="163521" calcext:value-type="float">
            <text:p>163521</text:p>
          </table:table-cell>
          <table:table-cell table:style-name="ce4" table:formula="of:=[.B32] / [.$B$5]" office:value-type="float" office:value="0.751033399470899" calcext:value-type="float">
            <text:p>0.751033</text:p>
          </table:table-cell>
          <table:table-cell table:style-name="ce5" table:formula="of:=FLOOR([.$F$3] + (([.$F$4] - [.$F$3]) * [.C32]))" office:value-type="float" office:value="373094" calcext:value-type="float">
            <text:p>37309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2]) + [.$B$4]; [.$B$5])" office:value-type="float" office:value="81746" calcext:value-type="float">
            <text:p>81746</text:p>
          </table:table-cell>
          <table:table-cell table:style-name="ce4" table:formula="of:=[.B33] / [.$B$5]" office:value-type="float" office:value="0.375450102880658" calcext:value-type="float">
            <text:p>0.375450</text:p>
          </table:table-cell>
          <table:table-cell table:style-name="ce5" table:formula="of:=FLOOR([.$F$3] + (([.$F$4] - [.$F$3]) * [.C33]))" office:value-type="float" office:value="248024" calcext:value-type="float">
            <text:p>24802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3]) + [.$B$4]; [.$B$5])" office:value-type="float" office:value="34831" calcext:value-type="float">
            <text:p>34831</text:p>
          </table:table-cell>
          <table:table-cell table:style-name="ce4" table:formula="of:=[.B34] / [.$B$5]" office:value-type="float" office:value="0.159974830981775" calcext:value-type="float">
            <text:p>0.159975</text:p>
          </table:table-cell>
          <table:table-cell table:style-name="ce5" table:formula="of:=FLOOR([.$F$3] + (([.$F$4] - [.$F$3]) * [.C34]))" office:value-type="float" office:value="176271" calcext:value-type="float">
            <text:p>1762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4]) + [.$B$4]; [.$B$5])" office:value-type="float" office:value="70152" calcext:value-type="float">
            <text:p>70152</text:p>
          </table:table-cell>
          <table:table-cell table:style-name="ce4" table:formula="of:=[.B35] / [.$B$5]" office:value-type="float" office:value="0.322200176366843" calcext:value-type="float">
            <text:p>0.322200</text:p>
          </table:table-cell>
          <table:table-cell table:style-name="ce5" table:formula="of:=FLOOR([.$F$3] + (([.$F$4] - [.$F$3]) * [.C35]))" office:value-type="float" office:value="230292" calcext:value-type="float">
            <text:p>23029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5]) + [.$B$4]; [.$B$5])" office:value-type="float" office:value="174605" calcext:value-type="float">
            <text:p>174605</text:p>
          </table:table-cell>
          <table:table-cell table:style-name="ce4" table:formula="of:=[.B36] / [.$B$5]" office:value-type="float" office:value="0.801940953850676" calcext:value-type="float">
            <text:p>0.801941</text:p>
          </table:table-cell>
          <table:table-cell table:style-name="ce5" table:formula="of:=FLOOR([.$F$3] + (([.$F$4] - [.$F$3]) * [.C36]))" office:value-type="float" office:value="390046" calcext:value-type="float">
            <text:p>3900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6]) + [.$B$4]; [.$B$5])" office:value-type="float" office:value="129454" calcext:value-type="float">
            <text:p>129454</text:p>
          </table:table-cell>
          <table:table-cell table:style-name="ce4" table:formula="of:=[.B37] / [.$B$5]" office:value-type="float" office:value="0.594567533803645" calcext:value-type="float">
            <text:p>0.594568</text:p>
          </table:table-cell>
          <table:table-cell table:style-name="ce5" table:formula="of:=FLOOR([.$F$3] + (([.$F$4] - [.$F$3]) * [.C37]))" office:value-type="float" office:value="320990" calcext:value-type="float">
            <text:p>32099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7]) + [.$B$4]; [.$B$5])" office:value-type="float" office:value="18363" calcext:value-type="float">
            <text:p>18363</text:p>
          </table:table-cell>
          <table:table-cell table:style-name="ce4" table:formula="of:=[.B38] / [.$B$5]" office:value-type="float" office:value="0.0843391754850088" calcext:value-type="float">
            <text:p>0.084339</text:p>
          </table:table-cell>
          <table:table-cell table:style-name="ce5" table:formula="of:=FLOOR([.$F$3] + (([.$F$4] - [.$F$3]) * [.C38]))" office:value-type="float" office:value="151084" calcext:value-type="float">
            <text:p>15108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8]) + [.$B$4]; [.$B$5])" office:value-type="float" office:value="82244" calcext:value-type="float">
            <text:p>82244</text:p>
          </table:table-cell>
          <table:table-cell table:style-name="ce4" table:formula="of:=[.B39] / [.$B$5]" office:value-type="float" office:value="0.377737360376249" calcext:value-type="float">
            <text:p>0.377737</text:p>
          </table:table-cell>
          <table:table-cell table:style-name="ce5" table:formula="of:=FLOOR([.$F$3] + (([.$F$4] - [.$F$3]) * [.C39]))" office:value-type="float" office:value="248786" calcext:value-type="float">
            <text:p>2487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39]) + [.$B$4]; [.$B$5])" office:value-type="float" office:value="138649" calcext:value-type="float">
            <text:p>138649</text:p>
          </table:table-cell>
          <table:table-cell table:style-name="ce4" table:formula="of:=[.B40] / [.$B$5]" office:value-type="float" office:value="0.636799125514403" calcext:value-type="float">
            <text:p>0.636799</text:p>
          </table:table-cell>
          <table:table-cell table:style-name="ce5" table:formula="of:=FLOOR([.$F$3] + (([.$F$4] - [.$F$3]) * [.C40]))" office:value-type="float" office:value="335054" calcext:value-type="float">
            <text:p>33505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0]) + [.$B$4]; [.$B$5])" office:value-type="float" office:value="89802" calcext:value-type="float">
            <text:p>89802</text:p>
          </table:table-cell>
          <table:table-cell table:style-name="ce4" table:formula="of:=[.B41] / [.$B$5]" office:value-type="float" office:value="0.412450396825397" calcext:value-type="float">
            <text:p>0.412450</text:p>
          </table:table-cell>
          <table:table-cell table:style-name="ce5" table:formula="of:=FLOOR([.$F$3] + (([.$F$4] - [.$F$3]) * [.C41]))" office:value-type="float" office:value="260345" calcext:value-type="float">
            <text:p>2603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1]) + [.$B$4]; [.$B$5])" office:value-type="float" office:value="212903" calcext:value-type="float">
            <text:p>212903</text:p>
          </table:table-cell>
          <table:table-cell table:style-name="ce4" table:formula="of:=[.B42] / [.$B$5]" office:value-type="float" office:value="0.977839322457378" calcext:value-type="float">
            <text:p>0.977839</text:p>
          </table:table-cell>
          <table:table-cell table:style-name="ce5" table:formula="of:=FLOOR([.$F$3] + (([.$F$4] - [.$F$3]) * [.C42]))" office:value-type="float" office:value="448620" calcext:value-type="float">
            <text:p>4486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2]) + [.$B$4]; [.$B$5])" office:value-type="float" office:value="144064" calcext:value-type="float">
            <text:p>144064</text:p>
          </table:table-cell>
          <table:table-cell table:style-name="ce4" table:formula="of:=[.B43] / [.$B$5]" office:value-type="float" office:value="0.661669606114051" calcext:value-type="float">
            <text:p>0.661670</text:p>
          </table:table-cell>
          <table:table-cell table:style-name="ce5" table:formula="of:=FLOOR([.$F$3] + (([.$F$4] - [.$F$3]) * [.C43]))" office:value-type="float" office:value="343335" calcext:value-type="float">
            <text:p>3433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3]) + [.$B$4]; [.$B$5])" office:value-type="float" office:value="39525" calcext:value-type="float">
            <text:p>39525</text:p>
          </table:table-cell>
          <table:table-cell table:style-name="ce4" table:formula="of:=[.B44] / [.$B$5]" office:value-type="float" office:value="0.181533840388007" calcext:value-type="float">
            <text:p>0.181534</text:p>
          </table:table-cell>
          <table:table-cell table:style-name="ce5" table:formula="of:=FLOOR([.$F$3] + (([.$F$4] - [.$F$3]) * [.C44]))" office:value-type="float" office:value="183450" calcext:value-type="float">
            <text:p>1834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4]) + [.$B$4]; [.$B$5])" office:value-type="float" office:value="212774" calcext:value-type="float">
            <text:p>212774</text:p>
          </table:table-cell>
          <table:table-cell table:style-name="ce4" table:formula="of:=[.B45] / [.$B$5]" office:value-type="float" office:value="0.977246840094062" calcext:value-type="float">
            <text:p>0.977247</text:p>
          </table:table-cell>
          <table:table-cell table:style-name="ce5" table:formula="of:=FLOOR([.$F$3] + (([.$F$4] - [.$F$3]) * [.C45]))" office:value-type="float" office:value="448423" calcext:value-type="float">
            <text:p>4484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5]) + [.$B$4]; [.$B$5])" office:value-type="float" office:value="118483" calcext:value-type="float">
            <text:p>118483</text:p>
          </table:table-cell>
          <table:table-cell table:style-name="ce4" table:formula="of:=[.B46] / [.$B$5]" office:value-type="float" office:value="0.544178975602587" calcext:value-type="float">
            <text:p>0.544179</text:p>
          </table:table-cell>
          <table:table-cell table:style-name="ce5" table:formula="of:=FLOOR([.$F$3] + (([.$F$4] - [.$F$3]) * [.C46]))" office:value-type="float" office:value="304211" calcext:value-type="float">
            <text:p>3042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6]) + [.$B$4]; [.$B$5])" office:value-type="float" office:value="166908" calcext:value-type="float">
            <text:p>166908</text:p>
          </table:table-cell>
          <table:table-cell table:style-name="ce4" table:formula="of:=[.B47] / [.$B$5]" office:value-type="float" office:value="0.76658950617284" calcext:value-type="float">
            <text:p>0.766590</text:p>
          </table:table-cell>
          <table:table-cell table:style-name="ce5" table:formula="of:=FLOOR([.$F$3] + (([.$F$4] - [.$F$3]) * [.C47]))" office:value-type="float" office:value="378274" calcext:value-type="float">
            <text:p>3782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7]) + [.$B$4]; [.$B$5])" office:value-type="float" office:value="54641" calcext:value-type="float">
            <text:p>54641</text:p>
          </table:table-cell>
          <table:table-cell table:style-name="ce4" table:formula="of:=[.B48] / [.$B$5]" office:value-type="float" office:value="0.250959913286302" calcext:value-type="float">
            <text:p>0.250960</text:p>
          </table:table-cell>
          <table:table-cell table:style-name="ce5" table:formula="of:=FLOOR([.$F$3] + (([.$F$4] - [.$F$3]) * [.C48]))" office:value-type="float" office:value="206569" calcext:value-type="float">
            <text:p>2065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8]) + [.$B$4]; [.$B$5])" office:value-type="float" office:value="143554" calcext:value-type="float">
            <text:p>143554</text:p>
          </table:table-cell>
          <table:table-cell table:style-name="ce4" table:formula="of:=[.B49] / [.$B$5]" office:value-type="float" office:value="0.659327233980012" calcext:value-type="float">
            <text:p>0.659327</text:p>
          </table:table-cell>
          <table:table-cell table:style-name="ce5" table:formula="of:=FLOOR([.$F$3] + (([.$F$4] - [.$F$3]) * [.C49]))" office:value-type="float" office:value="342555" calcext:value-type="float">
            <text:p>3425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49]) + [.$B$4]; [.$B$5])" office:value-type="float" office:value="9279" calcext:value-type="float">
            <text:p>9279</text:p>
          </table:table-cell>
          <table:table-cell table:style-name="ce4" table:formula="of:=[.B50] / [.$B$5]" office:value-type="float" office:value="0.0426173941798942" calcext:value-type="float">
            <text:p>0.042617</text:p>
          </table:table-cell>
          <table:table-cell table:style-name="ce5" table:formula="of:=FLOOR([.$F$3] + (([.$F$4] - [.$F$3]) * [.C50]))" office:value-type="float" office:value="137191" calcext:value-type="float">
            <text:p>13719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50]) + [.$B$4]; [.$B$5])" office:value-type="float" office:value="37880" calcext:value-type="float">
            <text:p>37880</text:p>
          </table:table-cell>
          <table:table-cell table:style-name="ce4" table:formula="of:=[.B51] / [.$B$5]" office:value-type="float" office:value="0.173978542034098" calcext:value-type="float">
            <text:p>0.173979</text:p>
          </table:table-cell>
          <table:table-cell table:style-name="ce5" table:formula="of:=FLOOR([.$F$3] + (([.$F$4] - [.$F$3]) * [.C51]))" office:value-type="float" office:value="180934" calcext:value-type="float">
            <text:p>1809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51]) + [.$B$4]; [.$B$5])" office:value-type="float" office:value="192061" calcext:value-type="float">
            <text:p>192061</text:p>
          </table:table-cell>
          <table:table-cell table:style-name="ce4" table:formula="of:=[.B52] / [.$B$5]" office:value-type="float" office:value="0.882114381246326" calcext:value-type="float">
            <text:p>0.882114</text:p>
          </table:table-cell>
          <table:table-cell table:style-name="ce5" table:formula="of:=FLOOR([.$F$3] + (([.$F$4] - [.$F$3]) * [.C52]))" office:value-type="float" office:value="416744" calcext:value-type="float">
            <text:p>41674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xt seed</text:p>
          </table:table-cell>
          <table:table-cell table:formula="of:=MOD(([.$B$3] * [.B52]) + [.$B$4]; [.$B$5])" office:value-type="float" office:value="83742" calcext:value-type="float">
            <text:p>83742</text:p>
          </table:table-cell>
          <table:table-cell table:style-name="ce4" table:formula="of:=[.B53] / [.$B$5]" office:value-type="float" office:value="0.384617504409171" calcext:value-type="float">
            <text:p>0.384618</text:p>
          </table:table-cell>
          <table:table-cell table:style-name="ce5" table:formula="of:=FLOOR([.$F$3] + (([.$F$4] - [.$F$3]) * [.C53]))" office:value-type="float" office:value="251077" calcext:value-type="float">
            <text:p>251077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25:57.434915468</meta:creation-date>
    <dc:date>2018-10-31T10:41:20.259177692</dc:date>
    <meta:editing-duration>PT15M21S</meta:editing-duration>
    <meta:editing-cycles>8</meta:editing-cycles>
    <meta:generator>LibreOffice/6.0.3.2$Linux_X86_64 LibreOffice_project/00m0$Build-2</meta:generator>
    <meta:document-statistic meta:table-count="1" meta:cell-count="198" meta:object-count="0"/>
  </office:meta>
</office:document-meta>
</file>